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95d54" officeooo:paragraph-rsid="00195d5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officeooo:paragraph-rsid="00195d54"/>
    </style:style>
    <style:style style:name="P4" style:family="paragraph" style:parent-style-name="Text_20_body" style:list-style-name="L1">
      <style:text-properties officeooo:paragraph-rsid="001a89a9"/>
    </style:style>
    <style:style style:name="P5" style:family="paragraph" style:parent-style-name="Text_20_body" style:list-style-name="L1">
      <style:text-properties officeooo:paragraph-rsid="001dd087"/>
    </style:style>
    <style:style style:name="P6" style:family="paragraph" style:parent-style-name="Text_20_body" style:list-style-name="L2">
      <style:text-properties officeooo:paragraph-rsid="00195d54"/>
    </style:style>
    <style:style style:name="P7" style:family="paragraph" style:parent-style-name="Text_20_body" style:list-style-name="L3">
      <style:text-properties officeooo:paragraph-rsid="00195d54"/>
    </style:style>
    <style:style style:name="P8" style:family="paragraph" style:parent-style-name="Text_20_body" style:list-style-name="L4">
      <style:text-properties officeooo:paragraph-rsid="00195d54"/>
    </style:style>
    <style:style style:name="P9" style:family="paragraph" style:parent-style-name="Text_20_body" style:list-style-name="L1">
      <style:text-properties officeooo:rsid="001dd087" officeooo:paragraph-rsid="001dd087"/>
    </style:style>
    <style:style style:name="T1" style:family="text">
      <style:text-properties officeooo:rsid="00178d6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89a9"/>
    </style:style>
    <style:style style:name="T4" style:family="text">
      <style:text-properties officeooo:rsid="001bb6f8"/>
    </style:style>
    <style:style style:name="T5" style:family="text">
      <style:text-properties officeooo:rsid="001d7e9b"/>
    </style:style>
    <style:style style:name="T6" style:family="text">
      <style:text-properties officeooo:rsid="001dd0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1095"/>
    </style:style>
    <style:style style:name="T9" style:family="text">
      <style:text-properties officeooo:rsid="00226fa0"/>
    </style:style>
    <style:style style:name="T10" style:family="text">
      <style:text-properties officeooo:rsid="00233a4f"/>
    </style:style>
    <style:style style:name="T11" style:family="text">
      <style:text-properties officeooo:rsid="0024d8d5"/>
    </style:style>
    <style:style style:name="T12" style:family="text">
      <style:text-properties officeooo:rsid="00266c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/>
      <text:p text:style-name="Standard">Nama : Ari Ali Nugroho</text:p>
      <text:p text:style-name="Standard">Kelas : 11 IPA 3</text:p>
      <text:p text:style-name="Standard">Waktu : <text:span text:style-name="T12">9</text:span> Mei 2020 (video durasi: <text:span text:style-name="T1">30</text:span> m<text:span text:style-name="T1">enit</text:span>)</text:p>
      <text:p text:style-name="Standard"/>
      <text:p text:style-name="Standard">Sumber : Internet (youtube.com)</text:p>
      <text:p text:style-name="Standard">Penceramah : Ustadz <text:span text:style-name="T1">Adi Hidayat</text:span></text:p>
      <text:p text:style-name="P2">Materi : <text:span text:style-name="T1">Defini Akhir Zaman.</text:span></text:p>
      <text:p text:style-name="P2"/>
      <text:h text:style-name="P1" text:outline-level="2">Rangkuman:</text:h>
      <text:list xml:id="list324217111" text:style-name="L1">
        <text:list-item>
          <text:p text:style-name="P9">Definisi <text:span text:style-name="T7">Akhir</text:span><text:span text:style-name="T2">:</text:span></text:p>
          <text:list>
            <text:list-item>
              <text:p text:style-name="P5"><text:span text:style-name="T6">Akhir (الْآخِرِ) bermakna selesainya sesuatu.</text:span></text:p>
            </text:list-item>
            <text:list-item>
              <text:p text:style-name="P4">Hari akhir (الْيَوْمِ الْآخِرِ) <text:span text:style-name="T3">yaitu akhir suatu hari </text:span><text:span text:style-name="T4">(</text:span><text:span text:style-name="T3">dimana tidak akan muncul hari berikutnya</text:span><text:span text:style-name="T4">)</text:span><text:span text:style-name="T3">.</text:span></text:p>
            </text:list-item>
            <text:list-item>
              <text:p text:style-name="P3"><text:span text:style-name="T5">Penjelasan h</text:span>ari akhir (الْيَوْمِ الْآخِرِ) <text:s/>di dalam al-Qur'an :</text:p>
            </text:list-item>
          </text:list>
        </text:list-item>
      </text:list>
      <text:list xml:id="list1508515492" text:style-name="L2">
        <text:list-item>
          <text:p text:style-name="P6">Al-Qiyamah (الْقِيَامَةِ), menjelaskan bagaimana yang akan terjadi.</text:p>
        </text:list-item>
        <text:list-item>
          <text:p text:style-name="P6">Ad-Din (الدِّينِ), menjelaskan pertanggungjawaban dalam hari itu.</text:p>
        </text:list-item>
        <text:list-item>
          <text:p text:style-name="P6">As-Sa'ah (السَّاعَةِ), penjelasan waktu hari itu akan terjadi.</text:p>
        </text:list-item>
      </text:list>
      <text:list xml:id="list62210811118798" text:continue-list="list324217111" text:style-name="L1">
        <text:list-item>
          <text:p text:style-name="P9">Definisi <text:span text:style-name="T7">Zaman</text:span></text:p>
          <text:list>
            <text:list-item>
              <text:p text:style-name="P3">Zaman (زَمَان) adalah waktu (keterangannya masih dalam lingkup yang luas).</text:p>
            </text:list-item>
            <text:list-item>
              <text:p text:style-name="P3">Turunan dari Zaman (زَمَان) adalah Al-waqt (وَقْتٍ).</text:p>
            </text:list-item>
            <text:list-item>
              <text:p text:style-name="P3">Turunan dari Al-Waqt (وَقْتٍ):</text:p>
            </text:list-item>
          </text:list>
        </text:list-item>
      </text:list>
      <text:list xml:id="list3495783052" text:style-name="L3">
        <text:list-item>
          <text:p text:style-name="P7">Umur (العمر), adalah waktu manusia mengisi kehidupan.</text:p>
        </text:list-item>
        <text:list-item>
          <text:p text:style-name="P7">Ajal (أجَل), adalah batas waktu manusia yang tidak dapat disegerakan dan diperlambat.</text:p>
        </text:list-item>
        <text:list-item>
          <text:p text:style-name="P7">Maut (مَوْت), adalah waktu manusia ketika wafat.</text:p>
        </text:list-item>
      </text:list>
      <text:list xml:id="list62209606223460" text:continue-list="list62210811118798" text:style-name="L1">
        <text:list-item>
          <text:list>
            <text:list-item>
              <text:p text:style-name="P3">Umur (العمر) memiliki arti:</text:p>
            </text:list-item>
          </text:list>
        </text:list-item>
      </text:list>
      <text:list xml:id="list1296652302" text:style-name="L4">
        <text:list-item>
          <text:p text:style-name="P8">Sesuatu yang bermanfaat.</text:p>
        </text:list-item>
        <text:list-item>
          <text:p text:style-name="P8">Kesuksesan.</text:p>
        </text:list-item>
      </text:list>
      <text:list xml:id="list62210602037544" text:continue-list="list62209606223460" text:style-name="L1">
        <text:list-item>
          <text:p text:style-name="P3">Akhir Zaman <text:span text:style-name="T11">yaitu,</text:span> <text:span text:style-name="T8">selesainya</text:span> seluruh <text:span text:style-name="T9">waktu</text:span> <text:span text:style-name="T10">( yang berisi </text:span>proses kehidupan<text:span text:style-name="T10">)</text:span>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06:11:50.527713816</meta:creation-date>
    <dc:date>2020-05-09T06:22:05.485879526</dc:date>
    <meta:editing-duration>PT10M12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1" meta:paragraph-count="26" meta:word-count="173" meta:character-count="1084" meta:non-whitespace-character-count="954"/>
  </office:meta>
</office:document-meta>
</file>